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7f6f5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73a6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6e1fa" officeooo:paragraph-rsid="0026e1fa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3dd8c" officeooo:paragraph-rsid="0033dd8c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4a898" officeooo:paragraph-rsid="0034a898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79657" officeooo:paragraph-rsid="00379657" style:font-name-asian="OLIVEOIL" style:font-size-asian="12pt" style:font-weight-asian="bold" style:font-name-complex="OLIVEOIL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032d9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4a22b" officeooo:paragraph-rsid="0024a22b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6pt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6pt" officeooo:rsid="001abd24" officeooo:paragraph-rsid="001abd24" style:font-name-asian="OzHandicraft BT" style:font-size-asian="16pt" style:font-name-complex="OzHandicraft BT" style:font-size-complex="16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17f6f5" style:font-size-asian="16pt" style:font-size-complex="16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1abd24" style:font-size-asian="16pt" style:font-size-complex="16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1caeb7" style:font-size-asian="16p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22f169" style:font-size-asian="16pt" style:font-size-complex="1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2ab9aa" style:font-size-asian="16pt" style:font-size-complex="16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rsid="001abd24" officeooo:paragraph-rsid="001abd24" style:font-size-asian="16p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rsid="001caeb7" officeooo:paragraph-rsid="001caeb7" style:font-size-asian="16pt" style:font-size-complex="16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2pt" officeooo:rsid="0035873b" officeooo:paragraph-rsid="0035873b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6pt" style:font-size-asian="16pt" style:font-size-complex="16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Liberation Serif" fo:font-size="16pt" officeooo:paragraph-rsid="003243fd" style:font-name-asian="OzHandicraft BT" style:font-size-asian="16pt" style:font-name-complex="OzHandicraft BT" style:font-size-complex="16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Liberation Serif" fo:font-size="16pt" style:font-name-asian="OzHandicraft BT" style:font-size-asian="16pt" style:font-name-complex="OzHandicraft BT" style:font-size-complex="16pt"/>
    </style:style>
    <style:style style:name="P28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style:paragraph-properties fo:text-align="center"/>
    </style:style>
    <style:style style:name="T1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2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3" style:family="text">
      <style:text-properties fo:color="#000000" style:font-name="Liberation Serif" fo:font-size="16pt" style:font-name-asian="OzHandicraft BT" style:font-size-asian="16pt" style:font-name-complex="OzHandicraft BT" style:font-size-complex="16pt"/>
    </style:style>
    <style:style style:name="T4" style:family="text">
      <style:text-properties fo:color="#000000" style:font-name="Liberation Serif" fo:font-size="16pt" officeooo:rsid="0026e1fa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Liberation Serif" fo:font-size="16pt" officeooo:rsid="001abd24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-asian="OzHandicraft BT" style:font-name-complex="OzHandicraft BT"/>
    </style:style>
    <style:style style:name="T7" style:family="text">
      <style:text-properties fo:color="#000000" style:font-name-asian="Palatino Linotype" style:font-name-complex="Palatino Linotype"/>
    </style:style>
    <style:style style:name="T8" style:family="text">
      <style:text-properties fo:color="#000000" style:font-name-asian="OLIVEOIL" style:font-name-complex="OLIVEOIL"/>
    </style:style>
    <style:style style:name="T9" style:family="text">
      <style:text-properties fo:color="#000000" officeooo:rsid="0017f6f5" style:font-name-asian="OLIVEOIL" style:font-name-complex="OLIVEOIL"/>
    </style:style>
    <style:style style:name="T10" style:family="text">
      <style:text-properties fo:color="#000000" officeooo:rsid="001abd24" style:font-name-asian="OLIVEOIL" style:font-name-complex="OLIVEOIL"/>
    </style:style>
    <style:style style:name="T11" style:family="text">
      <style:text-properties fo:color="#000000" style:text-underline-style="solid" style:text-underline-width="auto" style:text-underline-color="font-color" style:font-name-asian="OzHandicraft BT" style:font-name-complex="OzHandicraft BT"/>
    </style:style>
    <style:style style:name="T12" style:family="text">
      <style:text-properties officeooo:rsid="00173a60"/>
    </style:style>
    <style:style style:name="T13" style:family="text">
      <style:text-properties officeooo:rsid="001759a5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206931" style:font-size-asian="16pt" style:font-size-complex="16pt"/>
    </style:style>
    <style:style style:name="T16" style:family="text">
      <style:text-properties officeooo:rsid="0017f6f5"/>
    </style:style>
    <style:style style:name="T17" style:family="text">
      <style:text-properties officeooo:rsid="001abd24"/>
    </style:style>
    <style:style style:name="T18" style:family="text">
      <style:text-properties officeooo:rsid="001caeb7"/>
    </style:style>
    <style:style style:name="T19" style:family="text">
      <style:text-properties officeooo:rsid="001e9c70"/>
    </style:style>
    <style:style style:name="T20" style:family="text">
      <style:text-properties officeooo:rsid="00206931"/>
    </style:style>
    <style:style style:name="T21" style:family="text">
      <style:text-properties officeooo:rsid="0022f169"/>
    </style:style>
    <style:style style:name="T22" style:family="text">
      <style:text-properties officeooo:rsid="0024a22b"/>
    </style:style>
    <style:style style:name="T23" style:family="text">
      <style:text-properties officeooo:rsid="00251721"/>
    </style:style>
    <style:style style:name="T24" style:family="text">
      <style:text-properties officeooo:rsid="0026e1fa"/>
    </style:style>
    <style:style style:name="T25" style:family="text">
      <style:text-properties officeooo:rsid="0028d1dd"/>
    </style:style>
    <style:style style:name="T26" style:family="text">
      <style:text-properties officeooo:rsid="002ab9aa"/>
    </style:style>
    <style:style style:name="T27" style:family="text">
      <style:text-properties officeooo:rsid="002ed611"/>
    </style:style>
    <style:style style:name="T28" style:family="text">
      <style:text-properties officeooo:rsid="002f6b95"/>
    </style:style>
    <style:style style:name="T29" style:family="text">
      <style:text-properties officeooo:rsid="003032d9"/>
    </style:style>
    <style:style style:name="T30" style:family="text">
      <style:text-properties officeooo:rsid="00308cdf"/>
    </style:style>
    <style:style style:name="T31" style:family="text">
      <style:text-properties officeooo:rsid="00315f74"/>
    </style:style>
    <style:style style:name="T32" style:family="text">
      <style:text-properties officeooo:rsid="0031f3ed"/>
    </style:style>
    <style:style style:name="T33" style:family="text">
      <style:text-properties officeooo:rsid="003243fd"/>
    </style:style>
    <style:style style:name="T34" style:family="text">
      <style:text-properties style:font-name="Liberation Serif" fo:font-size="16pt" style:font-size-asian="16pt" style:font-size-complex="16pt"/>
    </style:style>
    <style:style style:name="T35" style:family="text">
      <style:text-properties officeooo:rsid="003597b7"/>
    </style:style>
    <style:style style:name="T36" style:family="text">
      <style:text-properties officeooo:rsid="00368255"/>
    </style:style>
    <style:style style:name="T37" style:family="text">
      <style:text-properties officeooo:rsid="0039373e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="solid" draw:fill-color="#ff0000" draw:textarea-vertical-align="middle" draw:auto-grow-height="false" fo:min-height="0.476cm" fo:min-width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3"/>
      <text:p text:style-name="P3"/>
      <text:p text:style-name="P3"/>
      <text:p text:style-name="P3"/>
      <text:p text:style-name="P25"/>
      <text:p text:style-name="P3"/>
      <text:p text:style-name="P3"/>
      <text:p text:style-name="P9"/>
      <text:p text:style-name="P14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7">Golden Goblet Gruit</text:span> <text:s text:c="63"/></text:p>
      <text:p text:style-name="P14">Brew Date: <text:s text:c="4"/><text:span text:style-name="T37">Feb 1’19</text:span> <text:s text:c="64"/></text:p>
      <text:p text:style-name="P24"><text:span text:style-name="T6">Batch Size:</text:span><text:span text:style-name="T7"> 10 gal</text:span><text:span text:style-name="T6"><text:tab/><text:tab/><text:tab/></text:span></text:p>
      <text:p text:style-name="P24"><text:span text:style-name="T6">Target OG/◦P:</text:span><text:span text:style-name="T8"><text:tab/></text:span><text:span text:style-name="T9">1.0</text:span><text:span text:style-name="T10">74</text:span><text:span text:style-name="T8"> <text:s text:c="15"/><text:tab/><text:tab/><text:tab/><text:tab/> <text:s/></text:span></text:p>
      <text:p text:style-name="P24"><draw:line text:anchor-type="paragraph" draw:z-index="3" draw:style-name="gr2" draw:text-style-name="P30" svg:x1="1.543cm" svg:y1="0.624cm" svg:x2="1.622cm" svg:y2="6.577cm"><text:p/></draw:line><draw:line text:anchor-type="paragraph" draw:z-index="5" draw:style-name="gr2" draw:text-style-name="P30" svg:x1="3.29cm" svg:y1="0.462cm" svg:x2="3.369cm" svg:y2="6.415cm"><text:p/></draw:line><text:span text:style-name="T11">Amnt lb/kg <text:s/>Ingredient <text:s text:c="12"/></text:span><text:span text:style-name="T6"><text:s text:c="2"/></text:span></text:p>
      <text:p text:style-name="P15"><draw:custom-shape text:anchor-type="paragraph" draw:z-index="2" draw:style-name="gr1" draw:text-style-name="P29" svg:width="0.553cm" svg:height="0.477cm" svg:x="16.353cm" svg:y="0.464cm"><text:p/>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</draw:custom-shape>32 <text:s text:c="11"/># <text:s text:c="6"/>pils</text:p>
      <text:p text:style-name="P15">1 <text:s text:c="13"/># <text:s text:c="6"/>cara-pils</text:p>
      <text:p text:style-name="P15"><text:span text:style-name="T35">1</text:span> <text:s text:c="11"/><text:span text:style-name="T35">kg</text:span> <text:s text:c="5"/>turbinado sugar</text:p>
      <text:p text:style-name="P14"><text:s/>1 <text:s text:c="10"/>Tsp <text:s text:c="3"/>NaCl (mash)</text:p>
      <text:p text:style-name="P14">1 <text:s text:c="11"/>tsp <text:s text:c="4"/>NaCl(sparge)<text:tab/><text:tab/><text:tab/></text:p>
      <text:p text:style-name="P14">5 <text:s text:c="11"/>Tsp <text:s text:c="4"/>Sprchrg</text:p>
      <text:p text:style-name="P27"><draw:line text:anchor-type="paragraph" draw:z-index="4" draw:style-name="gr2" draw:text-style-name="P30" svg:x1="1.623cm" svg:y1="0.626cm" svg:x2="1.702cm" svg:y2="0.6cm"><text:p/></draw:line><text:s text:c="5"/>Irish Moss</text:p>
      <text:p text:style-name="P26"><text:s text:c="14"/>Yeast/<text:span text:style-name="T33">Safale BE-256</text:span></text:p>
      <text:p text:style-name="P14"><draw:line text:anchor-type="paragraph" draw:z-index="7" draw:style-name="gr2" draw:text-style-name="P30" svg:x1="7.497cm" svg:y1="0.564cm" svg:x2="7.576cm" svg:y2="4.004cm"><text:p/></draw:line></text:p>
      <text:p text:style-name="P14">Qt <text:s/>oz/g <text:s text:c="2"/>Hop/Seasoning <text:s text:c="14"/><text:span text:style-name="T16">Time:</text:span></text:p>
      <text:p text:style-name="P1"><draw:line text:anchor-type="paragraph" draw:z-index="6" draw:style-name="gr2" draw:text-style-name="P30" svg:x1="2.549cm" svg:y1="0.012cm" svg:x2="2.628cm" svg:y2="3.452cm"><text:p/></draw:line><text:span text:style-name="T4">2</text:span><text:span text:style-name="T5"> g <text:s text:c="14"/>sweet gale</text:span><text:span text:style-name="T3"> </text:span><text:span text:style-name="T34"><text:s text:c="12"/></text:span><text:span text:style-name="T14"><text:s text:c="9"/>at </text:span><text:span text:style-name="T15">6</text:span><text:span text:style-name="T14">0 minutes</text:span></text:p>
      <text:p text:style-name="P16"><text:span text:style-name="T17">28 <text:s/>g <text:s text:c="11"/>labrador tea</text:span> <text:s text:c="16"/>at <text:span text:style-name="T20">6</text:span>0 minutes </text:p>
      <text:p text:style-name="P19"><text:span text:style-name="T20">24 <text:s/>g <text:s text:c="12"/>yarrow <text:s text:c="22"/></text:span><text:s/>at <text:span text:style-name="T20">6</text:span>0 minutes </text:p>
      <text:p text:style-name="P19"><text:span text:style-name="T21">10g <text:s text:c="13"/>wormwood</text:span> <text:s text:c="4"/><text:span text:style-name="T17"><text:s text:c="13"/>at 60 min</text:span></text:p>
      <text:p text:style-name="P21"><text:span text:style-name="T24">2</text:span> <text:s/>g <text:s text:c="13"/>sweet gale <text:s text:c="19"/>at <text:span text:style-name="T20">3</text:span>0 min</text:p>
      <text:p text:style-name="P20"><text:span text:style-name="T26">28 <text:s/>g <text:s text:c="11"/>labrador tea <text:s text:c="2"/></text:span><text:s text:c="15"/>at <text:span text:style-name="T20">3</text:span>0 minutes <text:s text:c="15"/></text:p>
      <text:p text:style-name="P17"><text:span text:style-name="T17">5</text:span> <text:span text:style-name="T17">6 <text:s text:c="2"/>g <text:s text:c="10"/>elderflower <text:s text:c="17"/></text:span>at <text:span text:style-name="T20">3</text:span>0 minutes</text:p>
      <text:p text:style-name="P17"><text:span text:style-name="T18">1 <text:s text:c="4"/>tsp <text:s text:c="9"/>coriander <text:s text:c="20"/>at 20 min</text:span> </text:p>
      <text:p text:style-name="P18"><text:span text:style-name="T31">56 <text:s/>g</text:span> <text:s text:c="11"/><text:span text:style-name="T18">orange peel <text:s text:c="18"/>at 15 min <text:s text:c="7"/></text:span><text:s text:c="17"/><text:line-break/><text:span text:style-name="T18">2 <text:s text:c="3"/>tsp <text:s text:c="9"/>lemon zest <text:s text:c="4"/>(zest of 1 lemon) <text:s text:c="2"/>at 15 min <text:s text:c="9"/></text:span></text:p>
      <text:p text:style-name="P22"><text:span text:style-name="T31">56</text:span> g <text:s text:c="12"/>orange peel <text:s text:c="19"/>at 1 min <text:s text:c="34"/></text:p>
      <text:p text:style-name="P23">1<text:span text:style-name="T14">0 <text:s text:c="6"/>tsp <text:s text:c="5"/>yeast nutrient to primary</text:span></text:p>
      <text:p text:style-name="P2"><text:span text:style-name="T1"><text:s text:c="729"/></text:span><text:span text:style-name="T2">Stage <text:s text:c="13"/>Date <text:s text:c="17"/></text:span></text:p>
      <text:p text:style-name="P10">Primary: <text:s text:c="10"/><text:span text:style-name="T37">Feb1 ‘19</text:span></text:p>
      <text:p text:style-name="P10">Racked:<text:tab/><text:tab/><text:span text:style-name="T37">Feb 7’19 SG 1.008</text:span><text:tab/><text:tab/><text:tab/><text:tab/></text:p>
      <text:p text:style-name="P10">Racked:</text:p>
      <text:p text:style-name="P10">Bottled:<text:tab/><text:tab/><text:tab/><text:tab/><text:tab/><text:tab/></text:p>
      <text:p text:style-name="P10">Kegged:</text:p>
      <text:p text:style-name="P10">Re-Kegged:</text:p>
      <text:p text:style-name="P10"><draw:frame draw:style-name="fr3" draw:name="Object2" text:anchor-type="paragraph" svg:x="8.992cm" svg:y="0.224cm" svg:width="11.749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19">7am</text:span></text:p>
      <text:p text:style-name="P10">Fill mash tun:<text:tab/><text:span text:style-name="T19">thurs</text:span></text:p>
      <text:p text:style-name="P10">Fill sparge kettle:<text:tab/><text:span text:style-name="T19">thurs</text:span><text:tab/><text:tab/></text:p>
      <text:p text:style-name="P10">Fire burners: <text:span text:style-name="T19">7</text:span>am</text:p>
      <text:p text:style-name="P10">Heat Mash Tun : Target Temp: <text:span text:style-name="T12">66-68</text:span> <text:s text:c="4"/></text:p>
      <text:p text:style-name="P10">Heat Sparge Kettle: Target Temp: <text:span text:style-name="T25">68</text:span></text:p>
      <text:p text:style-name="P10">Target Temp (Mash):<text:span text:style-name="T25">64</text:span></text:p>
      <text:p text:style-name="P10">Grind grain: <text:s text:c="3"/><text:span text:style-name="T22">7:20</text:span></text:p>
      <text:p text:style-name="P10">sparge temp:<text:span text:style-name="T22">71</text:span></text:p>
      <text:p text:style-name="P10">Strike Temp: <text:span text:style-name="T22">68 ***</text:span></text:p>
      <text:p text:style-name="P10">pump temp: <text:s/><text:span text:style-name="T22">68.5***</text:span></text:p>
      <text:p text:style-name="P10">Mash in: <text:span text:style-name="T22">68/got stuck forgot heat</text:span></text:p>
      <text:p text:style-name="P13">on mash tun/ had to blow <text:span text:style-name="T25">l</text:span>ines twice</text:p>
      <text:p text:style-name="P10">Temp: <text:span text:style-name="T36">63.3</text:span></text:p>
      <text:p text:style-name="P10">Mash: Duration: <text:s text:c="3"/><text:span text:style-name="T13">90 </text:span>minutes <text:s text:c="7"/></text:p>
      <text:p text:style-name="P10">Start: <text:s text:c="3"/><text:span text:style-name="T22">8:40</text:span> <text:s text:c="15"/>Finish: <text:span text:style-name="T22">10:10</text:span></text:p>
      <text:p text:style-name="P10">Heat (to deactivate enzymes)<text:tab/><text:tab/></text:p>
      <text:p text:style-name="P11">Target Temp: <text:span text:style-name="T13">75.5</text:span> <text:s text:c="2"/></text:p>
      <text:p text:style-name="P11">Start: <text:s text:c="5"/><text:span text:style-name="T23">10:10 <text:s text:c="5"/></text:span>Finish: <text:s text:c="2"/><text:span text:style-name="T27">10:35</text:span></text:p>
      <text:p text:style-name="P10">Heat Sparge H20 (Target175◦) <text:s text:c="7"/></text:p>
      <text:p text:style-name="P10">Sparge: Start: <text:span text:style-name="T27">10:40</text:span> <text:s text:c="2"/>Finish:<text:span text:style-name="T28">11:21</text:span></text:p>
      <text:p text:style-name="P10">Wort collected: <text:s text:c="2"/><text:span text:style-name="T28">fuulest</text:span></text:p>
      <text:p text:style-name="P10">Boil : Burner On: <text:s/><text:span text:style-name="T27">10:43</text:span></text:p>
      <text:p text:style-name="P10">Rolling Boil: <text:s text:c="2"/><text:span text:style-name="T29">12pm</text:span> </text:p>
      <text:p text:style-name="P12"><text:span text:style-name="T28">herbs</text:span> In: <text:s text:c="4"/><text:span text:style-name="T29">12:30</text:span> <text:s text:c="17"/><text:span text:style-name="T28">herbs</text:span> In: <text:s/><text:span text:style-name="T29">1pm</text:span> <text:s text:c="11"/><text:span text:style-name="T31">coriander </text:span>in : <text:s/><text:span text:style-name="T29">1:10</text:span> <text:span text:style-name="T30">add sugar</text:span> <text:s text:c="3"/></text:p>
      <text:p text:style-name="P12"><text:span text:style-name="T12">Whirflock in:1:14 <text:s text:c="8"/>orange peel/lemon zest</text:span> <text:span text:style-name="T31">in</text:span>: <text:span text:style-name="T29">1:15 <text:s text:c="2"/></text:span><text:s text:c="3"/><text:span text:style-name="T12"><text:s text:c="8"/>orange peel in : <text:s text:c="3"/>1:29</text:span></text:p>
      <text:p text:style-name="P10">Duration: 90 min <text:s/>Start: <text:s text:c="2"/><text:span text:style-name="T31">12pm <text:s text:c="4"/></text:span>Finish: <text:s text:c="4"/><text:span text:style-name="T31">1:30</text:span> </text:p>
      <text:p text:style-name="P10">Burner Off: <text:span text:style-name="T31">1:30</text:span></text:p>
      <text:p text:style-name="P10">Rest 15 min <text:s text:c="7"/></text:p>
      <text:p text:style-name="P10">Pump and chill: <text:s text:c="4"/></text:p>
      <text:p text:style-name="P10">Start: <text:s text:c="4"/><text:span text:style-name="T31">1:45</text:span> <text:s text:c="14"/>Finish: <text:s text:c="4"/><text:span text:style-name="T33">2:25</text:span> </text:p>
      <text:p text:style-name="P10">OG : <text:s text:c="2"/><text:span text:style-name="T32">1.082</text:span></text:p>
      <text:p text:style-name="P10">Yeast: <text:span text:style-name="T33">Safale BE-256</text:span></text:p>
      <text:p text:style-name="P10">Irish Moss</text:p>
      <text:p text:style-name="P4">Notes: ***<text:span text:style-name="T24">mash circ stuck had to blow lines twice overheated mash/ forgot burner</text:span></text:p>
      <text:p text:style-name="P5">managed to settle it down and correct target temp to 64</text:p>
      <text:p text:style-name="P6">Version 2 from Beersmith increased swee gale to 3.50g so 7 g for 10 gal</text:p>
      <text:p text:style-name="P7">use the hop basket for large leaves</text:p>
      <text:p text:style-name="P8">Temp of primary</text:p>
      <text:p text:style-name="P8"><text:s text:c="27"/>mat <text:s text:c="9"/>bottom band <text:s text:c="6"/>top band <text:s text:c="5"/>bucket</text:p>
      <text:p text:style-name="P8"><text:s text:c="12"/>Feb 4 <text:s text:c="6"/>32.9 <text:s text:c="16"/>41.5 <text:s text:c="15"/>30.4 <text:s text:c="12"/>17-18</text:p>
      <text:p text:style-name="P8"><text:s text:c="28"/>31.8 <text:s text:c="17"/>42.5 <text:s text:c="15"/>37.5 <text:s text:c="11"/>22.7</text:p>
      <text:p text:style-name="P8"><text:s text:c="12"/>Feb 5 <text:s text:c="6"/>36 <text:s text:c="20"/>47.7 <text:s text:c="16"/>44.9 <text:s text:c="11"/>30.8</text:p>
      <text:p text:style-name="P8"><text:s text:c="28"/>off <text:s text:c="20"/>41.4 <text:s text:c="16"/>38 <text:s text:c="14"/>26</text:p>
      <text:p text:style-name="P8"><text:s text:c="12"/>Feb 6 <text:s text:c="32"/>42 <text:s text:c="18"/>42.5 <text:s text:c="12"/>24.5</text:p>
      <text:p text:style-name="P8"><text:s text:c="54"/>41 <text:s text:c="18"/>32 <text:s text:c="16"/>23 <text:s text:c="2"/></text:p>
      <text:p text:style-name="P8"><text:soft-page-break/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07T08:55:13.746194184</dc:date>
    <meta:editing-duration>PT2H39M57S</meta:editing-duration>
    <meta:editing-cycles>25</meta:editing-cycles>
    <meta:printed-by>peter helmer</meta:printed-by>
    <meta:print-date>2017-10-22T18:33:16.50</meta:print-date>
    <meta:document-statistic meta:table-count="0" meta:image-count="0" meta:object-count="3" meta:page-count="3" meta:paragraph-count="80" meta:word-count="374" meta:character-count="4117" meta:non-whitespace-character-count="16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49cm" svg:height="8.999cm" xlink:href="." xlink:type="simple" chart:class="chart:line" chart:style-name="ch1">
        <chart:title svg:x="3.748cm" svg:y="0.315cm" chart:style-name="ch2">
          <text:p>Golden Goblet Gruit</text:p>
        </chart:title>
        <chart:legend chart:legend-position="end" svg:x="9.05cm" svg:y="3.693cm" style:legend-expansion="high" chart:style-name="ch3"/>
        <chart:plot-area chart:style-name="ch4" chart:data-source-has-labels="both" svg:x="0.749cm" svg:y="1.297cm" svg:width="8.641cm" svg:height="6.773cm">
          <chartooo:coordinate-region svg:x="1.611cm" svg:y="1.5cm" svg:width="7.779cm" svg:height="5.318cm"/>
          <chart:axis chart:dimension="x" chart:name="primary-x" chart:style-name="ch5" chartooo:axis-type="auto">
            <chartooo:date-scale/>
            <chart:title svg:x="4.726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.5">
                <text:p>71.5</text:p>
              </table:table-cell>
              <table:table-cell office:value-type="float" office:value="63.3">
                <text:p>63.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66.1">
                <text:p>66.1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1">
                <text:p>74.1</text:p>
              </table:table-cell>
              <table:table-cell office:value-type="float" office:value="66.3">
                <text:p>66.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9">
                <text:p>71.9</text:p>
              </table:table-cell>
              <table:table-cell office:value-type="float" office:value="66.3">
                <text:p>66.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.3">
                <text:p>72.3</text:p>
              </table:table-cell>
              <table:table-cell office:value-type="float" office:value="64.7">
                <text:p>64.7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6">
                <text:p>71.6</text:p>
              </table:table-cell>
              <table:table-cell office:value-type="float" office:value="63.6">
                <text:p>63.6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9">
                <text:p>69.9</text:p>
              </table:table-cell>
              <table:table-cell office:value-type="float" office:value="64.7">
                <text:p>64.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2">
                <text:p>68.2</text:p>
              </table:table-cell>
              <table:table-cell office:value-type="float" office:value="63.1">
                <text:p>63.1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.3">
                <text:p>66.3</text:p>
              </table:table-cell>
              <table:table-cell office:value-type="float" office:value="63.8">
                <text:p>63.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.4">
                <text:p>67.4</text:p>
              </table:table-cell>
              <table:table-cell office:value-type="float" office:value="64.3">
                <text:p>64.3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1">
                <text:p>73.1</text:p>
              </table:table-cell>
              <table:table-cell office:value-type="float" office:value="67">
                <text:p>67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.8">
                <text:p>79.8</text:p>
              </table:table-cell>
              <table:table-cell office:value-type="float" office:value="66.4">
                <text:p>66.4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.3">
                <text:p>81.3</text:p>
              </table:table-cell>
              <table:table-cell office:value-type="float" office:value="67.2">
                <text:p>67.2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